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01011" officeooo:paragraph-rsid="00001011"/>
    </style:style>
    <style:style style:name="P3" style:family="paragraph" style:parent-style-name="Standard" style:list-style-name="L1">
      <style:text-properties officeooo:rsid="00014e0f" officeooo:paragraph-rsid="00014e0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ff" style:font-name="Monospace" fo:font-size="16pt" fo:font-style="normal" fo:background-color="#e8f2fe" loext:char-shading-value="0" style:font-size-asian="16pt" style:font-style-asian="normal" style:font-style-complex="normal"/>
    </style:style>
    <style:style style:name="T4" style:family="text">
      <style:text-properties fo:color="#000000" style:font-name="Monospace" fo:font-size="16pt" fo:font-style="normal" fo:background-color="#e8f2fe" loext:char-shading-value="0" style:font-size-asian="16pt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7795215" text:style-name="L1">
        <text:list-item>
          <text:p text:style-name="P3">Aus /<text:span text:style-name="T1">etc/e</text:span><text:span text:style-name="T2">nvironment die PYTHONPATH Variable gelöscht</text:span></text:p>
        </text:list-item>
        <text:list-item>
          <text:p text:style-name="P1">server2client <text:span text:style-name="T6">Import nicht eindeutig</text:span><text:line-break/>from <text:span text:style-name="T5">server</text:span>.server import MyServerProtocol</text:p>
          <text:p text:style-name="P3"><text:span text:style-name="T2"/></text:p>
        </text:list-item>
        <text:list-item>
          <text:p text:style-name="P2">DEBUG variable in Config File<text:line-break/>Importiert vom aktuellen Verzeichnis und nicht aus /home/student/.life/applications/life-exam/</text:p>
          <text:p text:style-name="P2"/>
        </text:list-item>
        <text:list-item>
          <text:p text:style-name="P2">Logger in classes angelegt<text:line-break/>Loggt auf die Konsole und in rotated Fi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1T18:04:29.943646141</dc:date>
    <meta:editing-duration>PT8M9S</meta:editing-duration>
    <meta:editing-cycles>4</meta:editing-cycles>
    <meta:document-statistic meta:table-count="0" meta:image-count="0" meta:object-count="0" meta:page-count="1" meta:paragraph-count="4" meta:word-count="43" meta:character-count="332" meta:non-whitespace-character-count="297"/>
  </office:meta>
</office:document-meta>
</file>